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cdaa"/>
    </style:style>
    <style:style style:name="P2" style:family="paragraph" style:parent-style-name="Standard">
      <style:text-properties officeooo:paragraph-rsid="001ea656"/>
    </style:style>
    <style:style style:name="P3" style:family="paragraph" style:parent-style-name="Standard">
      <style:text-properties officeooo:paragraph-rsid="00245a51"/>
    </style:style>
    <style:style style:name="T1" style:family="text">
      <style:text-properties officeooo:rsid="001ccdaa"/>
    </style:style>
    <style:style style:name="T2" style:family="text">
      <style:text-properties officeooo:rsid="001ea656"/>
    </style:style>
    <style:style style:name="T3" style:family="text">
      <style:text-properties officeooo:rsid="002024f7"/>
    </style:style>
    <style:style style:name="T4" style:family="text">
      <style:text-properties officeooo:rsid="00212209"/>
    </style:style>
    <style:style style:name="T5" style:family="text">
      <style:text-properties officeooo:rsid="00217f30"/>
    </style:style>
    <style:style style:name="T6" style:family="text">
      <style:text-properties officeooo:rsid="0021b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E TABLE public.categoria ( cod_categoria serial PRIMARY KEY, nombre_categoria character varying(100)); ALTER TABLE IF EXISTS public.categoria OWNER to facom; CREATE TABLE public.departamento ( cod_departamento serial PRIMARY KEY, nombre_departamento character varying(100)); ALTER TABLE IF EXISTS public.departamento OWNER to facom; CREATE TABLE public.tecnologia ( cod_tecnologia serial PRIMARY KEY, nombre_tecnologia character varying(100)); ALTER TABLE IF EXISTS public.tecnologia OWNER to facom; CREATE TABLE public.estado ( cod_estado serial PRIMARY KEY, nombre_estado character varying(100)); ALTER TABLE IF EXISTS public.estado OWNER to facom; CREATE TABLE public.zonahidrografica ( cod_zonahidrografica serial PRIMARY KEY, nombre_zonahidrografica character varying(100)); ALTER TABLE IF EXISTS public.zonahidrografica OWNER to facom; CREATE TABLE public.variable ( cod_variable serial PRIMARY KEY, descripcion_variable character varying(100), unidad_medida character varying(10), codigo_sensor integer); ALTER TABLE IF EXISTS public.variable OWNER to facom;CREATE TABLE public.municipio ( cod_municipio serial PRIMARY KEY, nombre_municipio character varying(100), cod_departamento integer); ALTER TABLE IF EXISTS public.municipio OWNER to facom; ALTER TABLE IF EXISTS public.municipio ADD CONSTRAINT pf_departamento FOREIGN KEY (cod_departamento) REFERENCES public.departamento (cod_departamento) MATCH SIMPLE; CREATE TABLE public.estacion ( cod_estacion bigserial PRIMARY KEY, nombre_estacion character varying(100), latitud double precision, longitud double precision, cod_municipio integer, cod_zonahidrografica integer, cod_categoria integer, cod_tecnologia integer, cod_estado integer, altitud double precision); ALTER TABLE IF EXISTS public.estacion OWNER to facom ;ALTER TABLE IF EXISTS public.estacion ADD CONSTRAINT pf_municipio FOREIGN KEY (cod_municipio) REFERENCES public.municipio (cod_municipio) MATCH SIMPLE; ALTER TABLE IF EXISTS public.estacion ADD CONSTRAINT pf_zonahidrografica FOREIGN KEY (cod_zonahidrografica) REFERENCES public.zonahidrografica (cod_zonahidrografica) MATCH SIMPLE; ALTER TABLE IF EXISTS public.estacion ADD CONSTRAINT pf_categoria FOREIGN KEY (cod_categoria) REFERENCES public.categoria (cod_categoria) MATCH SIMPLE; ALTER TABLE IF EXISTS public.estacion ADD CONSTRAINT pf_tecnologia FOREIGN KEY (cod_tecnologia) REFERENCES public.tecnologia (cod_tecnologia) MATCH SIMPLE; ALTER TABLE IF EXISTS public.estacion ADD CONSTRAINT pf_estado FOREIGN KEY (cod_estado) REFERENCES public.estado (cod_estado) MATCH SIMPLE; CREATE TABLE public.observacion_<text:span text:style-name="T1">horaria</text:span> ( cod_observacion<text:span text:style-name="T1">horaria</text:span> bigserial PRIMARY KEY, valor_observado double precision, fecha_observacion timestamp without time zone , cod_estacion bigint, categoria_dato integer, cod_variable integer); ALTER TABLE IF EXISTS public.observacion_<text:span text:style-name="T1">horaria</text:span> OWNER to facom; ALTER TABLE IF EXISTS public.observacion_<text:span text:style-name="T1">horaria</text:span> ADD CONSTRAINT pf_estacion FOREIGN KEY (cod_estacion) REFERENCES public.estacion (cod_estacion) MATCH SIMPLE; <text:s/>ALTER TABLE IF EXISTS public.observacion_<text:span text:style-name="T1">horaria</text:span> ADD CONSTRAINT pf_variable FOREIGN KEY (cod_variable) REFERENCES public.variable (cod_variable) MATCH SIMPLE; CREATE TABLE public.observacion_<text:span text:style-name="T2">diaria</text:span> ( cod_observacion<text:span text:style-name="T2">diaria</text:span> bigserial PRIMARY KEY, valor_observado double precision, fecha_observacion timestamp without time zone , cod_estacion bigint, categoria_dato integer, cod_variable integer); ALTER TABLE IF EXISTS public.observacion_<text:span text:style-name="T2">diaria</text:span> OWNER to facom; ALTER TABLE IF EXISTS public.observacion_<text:span text:style-name="T2">diaria</text:span> ADD CONSTRAINT pf_estacion FOREIGN KEY (cod_estacion) REFERENCES public.estacion (cod_estacion) MATCH SIMPLE; ALTER TABLE IF EXISTS public.observacion_<text:span text:style-name="T2">diaria</text:span> ADD CONSTRAINT pf_variable FOREIGN KEY (cod_variable) REFERENCES public.variable (cod_variable) MATCH SIMPLE; CREATE TABLE public.observacion_<text:span text:style-name="T3">mensual</text:span> ( cod_observacion<text:span text:style-name="T3">mensual</text:span> bigserial PRIMARY KEY, valor_observado double precision, fecha_observacion timestamp without time zone , cod_estacion bigint, categoria_dato integer, cod_variable integer); ALTER TABLE IF EXISTS public.observacion_<text:span text:style-name="T3">mensual</text:span> OWNER to facom; <text:s/>ALTER TABLE IF EXISTS public.observacion_<text:span text:style-name="T3">mensual</text:span> ADD CONSTRAINT pf_estacion <text:soft-page-break/>FOREIGN KEY (cod_estacion) REFERENCES public.estacion (cod_estacion) MATCH SIMPLE; ALTER TABLE IF EXISTS public.observacion_<text:span text:style-name="T3">mensual</text:span> ADD CONSTRAINT pf_variable FOREIGN KEY (cod_variable) REFERENCES public.variable (cod_variable) MATCH SIMPLE; CREATE TABLE public.<text:span text:style-name="T3">intervalo</text:span> ( cod_<text:span text:style-name="T4">intervalo</text:span> <text:span text:style-name="T6">serial</text:span> PRIMARY KEY, cod_estacion bigint, cod_variable integer, <text:span text:style-name="T5">intervalo integer</text:span>); ALTER TABLE IF EXISTS public.<text:span text:style-name="T3">intervalo</text:span> OWNER to facom; <text:s/>ALTER TABLE IF EXISTS public.<text:span text:style-name="T3">intervalo</text:span> ADD CONSTRAINT pf_estacion FOREIGN KEY (cod_estacion) REFERENCES public.estacion (cod_estacion) MATCH SIMPLE; ALTER TABLE IF EXISTS public.<text:span text:style-name="T3">intervalo</text:span> ADD CONSTRAINT pf_variable FOREIGN KEY (cod_variable) REFERENCES public.variable (cod_variable) MATCH SIMPLE;</text:p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1:19:26.170285246</meta:creation-date>
    <dc:date>2022-08-24T16:34:06.572448524</dc:date>
    <meta:editing-duration>PT9M26S</meta:editing-duration>
    <meta:editing-cycles>1</meta:editing-cycles>
    <meta:document-statistic meta:table-count="0" meta:image-count="0" meta:object-count="0" meta:page-count="2" meta:paragraph-count="1" meta:word-count="516" meta:character-count="4907" meta:non-whitespace-character-count="4389"/>
    <meta:generator>LibreOffice/6.4.7.2$Linux_X86_64 LibreOffice_project/40$Build-2</meta:generator>
  </office:meta>
</office:document-meta>
</file>